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DejaVu Sans" svg:font-family="'DejaVu Sans'" style:font-family-generic="swiss"/>
    <style:font-face style:name="Liberation Serif" svg:font-family="'Liberation Serif'" style:font-family-generic="roman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2pt" fo:font-weight="normal" officeooo:paragraph-rsid="0003233b" style:font-size-asian="10.5pt" style:font-weight-asian="normal" style:font-size-complex="12pt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paragraph-rsid="001e9bb4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03233b" officeooo:paragraph-rsid="0003233b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size="22pt" fo:font-weight="bold" officeooo:rsid="0003233b" officeooo:paragraph-rsid="0003233b" style:font-size-asian="19.25pt" style:font-weight-asian="bold" style:font-size-complex="22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22pt" fo:font-weight="normal" officeooo:rsid="0003233b" officeooo:paragraph-rsid="0003233b" style:font-size-asian="19.25pt" style:font-weight-asian="normal" style:font-size-complex="2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120719" officeooo:paragraph-rsid="0019fee1" style:font-size-asian="10.5pt" style:font-weight-asian="normal" style:font-size-complex="12pt" style:font-weight-complex="normal"/>
    </style:style>
    <style:style style:name="P7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officeooo:rsid="0003233b"/>
    </style:style>
    <style:style style:name="T2" style:family="text">
      <style:text-properties officeooo:rsid="0004e069"/>
    </style:style>
    <style:style style:name="T3" style:family="text">
      <style:text-properties officeooo:rsid="000699ea"/>
    </style:style>
    <style:style style:name="T4" style:family="text">
      <style:text-properties fo:font-size="14pt" style:text-underline-style="solid" style:text-underline-width="auto" style:text-underline-color="font-color" fo:font-weight="bold" officeooo:rsid="001bc0a4" style:font-size-asian="14pt" style:font-weight-asian="bold" style:font-size-complex="14pt" style:font-weight-complex="bold"/>
    </style:style>
    <style:style style:name="T5" style:family="text">
      <style:text-properties fo:font-size="14pt" style:text-underline-style="none" fo:font-weight="bold" officeooo:rsid="001bc0a4" style:font-size-asian="14pt" style:font-weight-asian="bold" style:font-size-complex="14pt" style:font-weight-complex="bold"/>
    </style:style>
    <style:style style:name="T6" style:family="text">
      <style:text-properties style:text-underline-style="none" officeooo:rsid="001e9bb4"/>
    </style:style>
    <style:style style:name="T7" style:family="text">
      <style:text-properties fo:color="#000000" style:text-outline="false" style:text-line-through-style="none" style:text-position="0% 100%" style:font-name="DejaVu Sans" fo:font-size="10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h" style:country-asian="CN" style:font-style-asian="normal" style:font-weight-asian="normal" style:font-name-complex="DejaVu Sans2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8" style:family="text">
      <style:text-properties style:use-window-font-color="true" style:text-outline="false" style:text-line-through-style="none" style:text-position="0% 100%" style:font-name="DejaVu Sans" fo:font-size="10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h" style:country-asian="CN" style:font-style-asian="normal" style:font-weight-asian="normal" style:font-name-complex="DejaVu Sans2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tracked-changes text:track-changes="false">
        <text:changed-region text:id="ct-1324442288">
          <text:insertion>
            <office:change-info>
              <dc:creator>Autor desconhecido</dc:creator>
              <dc:date>2011-12-14T13:06:00</dc:date>
            </office:change-info>
          </text:insertion>
        </text:changed-region>
        <text:changed-region text:id="ct-1324440152">
          <text:insertion>
            <office:change-info>
              <dc:creator>Autor desconhecido</dc:creator>
              <dc:date>2011-12-14T13:46:00</dc:date>
            </office:change-info>
          </text:insertion>
        </text:changed-region>
        <text:changed-region text:id="ct-1324418296">
          <text:insertion>
            <office:change-info>
              <dc:creator>Autor desconhecido</dc:creator>
              <dc:date>2011-12-26T13:19:00</dc:date>
            </office:change-info>
          </text:insertion>
        </text:changed-region>
        <text:changed-region text:id="ct-1324397896">
          <text:insertion>
            <office:change-info>
              <dc:creator>Autor desconhecido</dc:creator>
              <dc:date>2011-12-26T13:21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SIGAEPT-EDU – Relatório Gerencial</text:p>
      <text:p text:style-name="P5">Relatório de erros no Banco de Dados</text:p>
      <text:p text:style-name="P5"/>
      <text:p text:style-name="P1"><text:span text:style-name="T1"><text:tab/>Ao executar os testes do Hudson no dia </text:span><text:change-start text:change-id="ct-1324442288"/><text:span text:style-name="T2">dataExecucao</text:span><text:change-end text:change-id="ct-1324442288"/><text:span text:style-name="T1">, </text:span><text:span text:style-name="T3">revisão </text:span><text:change-start text:change-id="ct-1324440152"/><text:span text:style-name="T3">numeroRevisao</text:span><text:change-end text:change-id="ct-1324440152"/><text:span text:style-name="T3">, </text:span><text:span text:style-name="T1">os seguintes erros em relação aos scripts do banco de dados foram relatados pela aplicação:</text:span></text:p>
      <text:p text:style-name="P3"/>
      <text:section text:style-name="Sect1" text:name="Seção1">
        <text:p text:style-name="P2"><text:span text:style-name="T5"><office:annotation><dc:creator>Autor desconhecido</dc:creator><dc:date>2011-12-26T13:22:29</dc:date><text:p text:style-name="P7"><text:span text:style-name="T7">do section for obj in objetosSQL</text:span></text:p></office:annotation></text:span><text:span text:style-name="T5">Arquivo </text:span><text:change-start text:change-id="ct-1324418296"/><text:span text:style-name="T4">obj['nomeArquivo']</text:span><text:change-end text:change-id="ct-1324418296"/><text:span text:style-name="T5">:</text:span></text:p>
        <text:p text:style-name="P2"><text:span text:style-name="T6"><office:annotation><dc:creator>Autor desconhecido</dc:creator><dc:date>2011-12-26T13:21:27</dc:date><text:p text:style-name="P7"><text:span text:style-name="T8">do text for linha in obj['erros']</text:span></text:p></office:annotation></text:span><text:change-start text:change-id="ct-1324397896"/><text:span text:style-name="T6">linha</text:span><text:change-end text:change-id="ct-1324397896"/></text:p>
      </text:section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DejaVu Sans" svg:font-family="'DejaVu Sans'" style:font-family-generic="swiss"/>
    <style:font-face style:name="Liberation Serif" svg:font-family="'Liberation Serif'" style:font-family-generic="roman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ejaVu Sans2" style:font-size-asian="10.5pt" style:language-asian="zh" style:country-asian="CN" style:font-name-complex="DejaVu Sans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2" style:font-size-asian="14pt" style:font-name-complex="DejaVu Sans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12-14T13:02:11</meta:creation-date>
    <dc:date>2011-12-26T13:25:47</dc:date>
    <meta:editing-duration>PT01H56M58S</meta:editing-duration>
    <meta:editing-cycles>30</meta:editing-cycles>
    <meta:generator>OpenOffice.org/3.2$Linux OpenOffice.org_project/320m19$Build-9505</meta:generator>
    <meta:document-statistic meta:table-count="0" meta:image-count="0" meta:object-count="0" meta:page-count="1" meta:paragraph-count="5" meta:word-count="40" meta:character-count="271"/>
  </office:meta>
</office:document-meta>
</file>